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fill-color="#000000" draw:textarea-horizontal-align="justify" draw:textarea-vertical-align="middle" draw:auto-grow-height="false" fo:min-height="0.275cm" fo:min-width="0.061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fill-color="#000000" draw:textarea-horizontal-align="justify" draw:textarea-vertical-align="middle" draw:auto-grow-height="false" fo:min-height="0.275cm" fo:min-width="0.061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cm" fo:min-width="0.7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.7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.7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8cm" fo:min-width="0.7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8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2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07cm" fo:min-width="7.984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9cm" fo:min-width="0.7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9cm" fo:min-width="0.7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.777cm"/>
    </style:style>
    <style:style style:name="P1" style:family="paragraph">
      <style:paragraph-properties fo:text-align="center"/>
      <style:text-properties fo:font-family="'Andale Mono'" style:font-pitch="variable" fo:font-size="20pt"/>
    </style:style>
    <style:style style:name="P2" style:family="paragraph">
      <style:text-properties fo:color="#0066ff" fo:font-family="'Andale Mono'" style:font-pitch="variable" fo:font-size="20pt"/>
    </style:style>
    <style:style style:name="P3" style:family="paragraph">
      <style:text-properties fo:color="#66ff66" fo:font-family="'Andale Mono'" style:font-pitch="variable" fo:font-size="20pt"/>
    </style:style>
    <style:style style:name="P4" style:family="paragraph">
      <style:text-properties fo:color="#00ccff" fo:font-family="'Andale Mono'" style:font-pitch="variable" fo:font-size="20pt"/>
    </style:style>
    <style:style style:name="P5" style:family="paragraph">
      <style:text-properties fo:color="#9900ff" fo:font-family="'Andale Mono'" style:font-pitch="variable" fo:font-size="20pt"/>
    </style:style>
    <style:style style:name="P6" style:family="paragraph">
      <style:text-properties fo:color="#0066ff" fo:font-family="'Andale Mono'" style:font-pitch="variable" fo:font-size="22pt" fo:letter-spacing="-0.106cm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color="#ff3300" fo:font-family="'Andale Mono'" style:font-pitch="variable" fo:font-size="20pt"/>
    </style:style>
    <style:style style:name="T1" style:family="text">
      <style:text-properties fo:font-family="'Andale Mono'" style:font-pitch="variable" fo:font-size="20pt"/>
    </style:style>
    <style:style style:name="T2" style:family="text">
      <style:text-properties fo:color="#0066ff" fo:font-family="'Andale Mono'" style:font-pitch="variable" fo:font-size="20pt"/>
    </style:style>
    <style:style style:name="T3" style:family="text">
      <style:text-properties fo:color="#66ff66" fo:font-family="'Andale Mono'" style:font-pitch="variable" fo:font-size="20pt"/>
    </style:style>
    <style:style style:name="T4" style:family="text">
      <style:text-properties fo:color="#00ccff" fo:font-family="'Andale Mono'" style:font-pitch="variable" fo:font-size="20pt"/>
    </style:style>
    <style:style style:name="T5" style:family="text">
      <style:text-properties fo:color="#9900ff" fo:font-family="'Andale Mono'" style:font-pitch="variable" fo:font-size="20pt"/>
    </style:style>
    <style:style style:name="T6" style:family="text">
      <style:text-properties fo:color="#000000" style:text-position="0% 100%" fo:font-family="'Andale Mono'" style:font-pitch="variable" fo:font-size="22pt" fo:letter-spacing="-0.106cm" style:font-size-asian="22pt" style:font-size-complex="22pt"/>
    </style:style>
    <style:style style:name="T7" style:family="text">
      <style:text-properties fo:color="#000000" style:text-position="-33% 58%" fo:font-family="'Andale Mono'" style:font-pitch="variable" fo:font-size="22pt" fo:letter-spacing="-0.106cm" style:font-size-asian="22pt" style:font-size-complex="22pt"/>
    </style:style>
    <style:style style:name="T8" style:family="text">
      <style:text-properties fo:color="#000000" fo:font-family="'Andale Mono'" style:font-pitch="variable" fo:font-size="22pt" fo:letter-spacing="-0.106cm" style:font-size-asian="22pt" style:font-size-complex="22pt"/>
    </style:style>
    <style:style style:name="T9" style:family="text">
      <style:text-properties fo:color="#0066ff" fo:font-family="'Andale Mono'" style:font-pitch="variable" fo:font-size="22pt" fo:letter-spacing="-0.106cm" style:font-size-asian="22pt" style:font-size-complex="22pt"/>
    </style:style>
    <style:style style:name="T10" style:family="text">
      <style:text-properties fo:color="#00ccff" fo:font-family="'Andale Mono'" style:font-pitch="variable" fo:font-size="22pt" fo:letter-spacing="-0.106cm" style:font-size-asian="22pt" style:font-size-complex="22pt"/>
    </style:style>
    <style:style style:name="T11" style:family="text">
      <style:text-properties fo:color="#66ff66" fo:font-family="'Andale Mono'" style:font-pitch="variable" fo:font-size="22pt" fo:letter-spacing="-0.106cm" style:font-size-asian="22pt" style:font-size-complex="22pt"/>
    </style:style>
    <style:style style:name="T12" style:family="text">
      <style:text-properties fo:color="#9900ff" fo:font-family="'Andale Mono'" style:font-pitch="variable" fo:font-size="22pt" fo:letter-spacing="-0.106cm" style:font-size-asian="22pt" style:font-size-complex="22pt"/>
    </style:style>
    <style:style style:name="T13" style:family="text">
      <style:text-properties fo:color="#ff3300" fo:font-family="'Andale Mono'" style:font-pitch="variable" fo:font-size="22pt" fo:letter-spacing="-0.106cm" style:font-size-asian="22pt" style:font-size-complex="22pt"/>
    </style:style>
    <style:style style:name="T14" style:family="text">
      <style:text-properties fo:color="#ff3300" fo:font-family="'Andale Mono'" style:font-pitch="variable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939cm" svg:height="0.889cm" svg:x="14.97cm" svg:y="0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939cm" svg:height="0.889cm" svg:x="10.144cm" svg:y="3.994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939cm" svg:height="0.889cm" svg:x="11.795cm" svg:y="5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939cm" svg:height="0.889cm" svg:x="12.353cm" svg:y="1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939cm" svg:height="0.889cm" svg:x="15.02cm" svg:y="2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939cm" svg:height="0.889cm" svg:x="17.687cm" svg:y="0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939cm" svg:height="0.889cm" svg:x="17.764cm" svg:y="2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939cm" svg:height="0.889cm" svg:x="17.764cm" svg:y="4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939cm" svg:height="0.889cm" svg:x="13.954cm" svg:y="7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939cm" svg:height="0.889cm" svg:x="23.606cm" svg:y="3.613cm">
          <text:p text:style-name="P1"><text:span text:style-name="T1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74cm" svg:height="1.043cm" svg:x="10.525cm" svg:y="2.37cm">
          <draw:text-box>
            <text:p><text:span text:style-name="T2">A1</text:span></text:p>
          </draw:text-box>
        </draw:frame>
        <draw:frame draw:style-name="gr4" draw:text-style-name="P2" draw:layer="layout" svg:width="1.581cm" svg:height="1.113cm" svg:x="10.702cm" svg:y="4.81cm">
          <draw:text-box>
            <text:p><text:span text:style-name="T2">A2</text:span></text:p>
          </draw:text-box>
        </draw:frame>
        <draw:frame draw:style-name="gr3" draw:text-style-name="P3" draw:layer="layout" svg:width="1.404cm" svg:height="1.043cm" svg:x="16.036cm" svg:y="0.365cm">
          <draw:text-box>
            <text:p><text:span text:style-name="T3">C1</text:span></text:p>
          </draw:text-box>
        </draw:frame>
        <draw:frame draw:style-name="gr5" draw:text-style-name="P4" draw:layer="layout" svg:width="1.531cm" svg:height="1.835cm" svg:x="12.734cm" svg:y="6.461cm">
          <draw:text-box>
            <text:p><text:span text:style-name="T4">B3</text:span></text:p>
          </draw:text-box>
        </draw:frame>
        <draw:frame draw:style-name="gr3" draw:text-style-name="P4" draw:layer="layout" svg:width="1.531cm" svg:height="1.043cm" svg:x="13.108cm" svg:y="2.724cm">
          <draw:text-box>
            <text:p><text:span text:style-name="T4">B2</text:span></text:p>
          </draw:text-box>
        </draw:frame>
        <draw:frame draw:style-name="gr3" draw:text-style-name="P3" draw:layer="layout" svg:width="1.531cm" svg:height="1.043cm" svg:x="16.029cm" svg:y="2.243cm">
          <draw:text-box>
            <text:p><text:span text:style-name="T3">C2</text:span></text:p>
          </draw:text-box>
        </draw:frame>
        <draw:frame draw:style-name="gr6" draw:text-style-name="P3" draw:layer="layout" svg:width="1.404cm" svg:height="1.419cm" svg:x="16.283cm" svg:y="3.286cm">
          <draw:text-box>
            <text:p><text:span text:style-name="T3">C3</text:span></text:p>
          </draw:text-box>
        </draw:frame>
        <draw:frame draw:style-name="gr7" draw:text-style-name="P5" draw:layer="layout" svg:width="1.404cm" svg:height="1.905cm" svg:x="19.712cm" svg:y="0.746cm">
          <draw:text-box>
            <text:p><text:span text:style-name="T5">D1</text:span></text:p>
          </draw:text-box>
        </draw:frame>
        <draw:frame draw:style-name="gr8" draw:text-style-name="P5" draw:layer="layout" svg:width="1.454cm" svg:height="1.27cm" svg:x="21.243cm" svg:y="2.905cm">
          <draw:text-box>
            <text:p><text:span text:style-name="T5">D2</text:span></text:p>
          </draw:text-box>
        </draw:frame>
        <draw:frame draw:style-name="gr3" draw:text-style-name="P5" draw:layer="layout" svg:width="1.404cm" svg:height="1.043cm" svg:x="20.862cm" svg:y="6.053cm">
          <draw:text-box>
            <text:p><text:span text:style-name="T5">D1</text:span></text:p>
          </draw:text-box>
        </draw:frame>
        <draw:frame draw:style-name="gr3" draw:text-style-name="P5" draw:layer="layout" svg:width="1.404cm" svg:height="1.043cm" svg:x="20.474cm" svg:y="4.148cm">
          <draw:text-box>
            <text:p><text:span text:style-name="T5">D3</text:span></text:p>
          </draw:text-box>
        </draw:frame>
        <draw:frame draw:style-name="gr3" draw:text-style-name="P4" draw:layer="layout" svg:width="1.524cm" svg:height="1.043cm" svg:x="13.623cm" svg:y="5.064cm">
          <draw:text-box>
            <text:p><text:span text:style-name="T4">B2</text:span></text:p>
          </draw:text-box>
        </draw:frame>
        <draw:frame draw:style-name="gr9" draw:text-style-name="P3" draw:layer="layout" svg:width="1.404cm" svg:height="1.673cm" svg:x="15.528cm" svg:y="6.566cm">
          <draw:text-box>
            <text:p><text:span text:style-name="T3">C4</text:span></text:p>
          </draw:text-box>
        </draw:frame>
        <draw:frame draw:style-name="gr3" draw:text-style-name="P4" draw:layer="layout" svg:width="1.658cm" svg:height="1.043cm" svg:x="13.108cm" svg:y="1.073cm">
          <draw:text-box>
            <text:p><text:span text:style-name="T4">B1</text:span></text:p>
          </draw:text-box>
        </draw:frame>
        <draw:custom-shape draw:style-name="gr1" draw:text-style-name="P1" xml:id="id11" draw:id="id11" draw:layer="layout" svg:width="0.939cm" svg:height="0.889cm" svg:x="17.891cm" svg:y="7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7.629cm" svg:height="5.536cm" svg:x="0.365cm" svg:y="1.359cm">
          <draw:text-box>
            <text:p><text:span text:style-name="T6">s</text:span><text:span text:style-name="T7">1</text:span><text:span text:style-name="T8">: </text:span><text:span text:style-name="T9">A1 </text:span><text:span text:style-name="T10">B1 </text:span><text:span text:style-name="T11">C1 </text:span><text:span text:style-name="T12">D1 </text:span><text:span text:style-name="T13">E1</text:span></text:p>
            <text:p><text:span text:style-name="T6">s</text:span><text:span text:style-name="T7">2</text:span><text:span text:style-name="T8">: </text:span><text:span text:style-name="T9">A1 </text:span><text:span text:style-name="T10">B2 </text:span><text:span text:style-name="T11">C2 </text:span><text:span text:style-name="T12">D2</text:span></text:p>
            <text:p><text:span text:style-name="T6">s</text:span><text:span text:style-name="T7">3</text:span><text:span text:style-name="T8">: </text:span><text:span text:style-name="T9">A1 </text:span><text:span text:style-name="T10">B2 </text:span><text:span text:style-name="T11">C3 </text:span><text:span text:style-name="T12">D3</text:span></text:p>
            <text:p><text:span text:style-name="T6">s</text:span><text:span text:style-name="T7">4</text:span><text:span text:style-name="T8">: </text:span><text:span text:style-name="T9">A2 </text:span><text:span text:style-name="T10">B2</text:span><text:span text:style-name="T11"> </text:span><text:span text:style-name="T12">D3</text:span></text:p>
            <text:p><text:span text:style-name="T6">s</text:span><text:span text:style-name="T7">5</text:span><text:span text:style-name="T8">: </text:span><text:span text:style-name="T9">A2 </text:span><text:span text:style-name="T10">B3 </text:span><text:span text:style-name="T11">C4 </text:span><text:span text:style-name="T12">D1</text:span></text:p>
          </draw:text-box>
        </draw:frame>
        <draw:connector draw:style-name="gr11" draw:text-style-name="P7" draw:layer="layout" draw:type="curve" svg:x1="10.614cm" svg:y1="3.994cm" svg:x2="12.49cm" svg:y2="2.721cm" draw:start-shape="id1" draw:start-glue-point="4" draw:end-shape="id2" draw:end-glue-point="7" svg:d="M10614 3994c0-859 1876-223 1876-1273">
          <text:p/>
        </draw:connector>
        <draw:connector draw:style-name="gr12" draw:text-style-name="P7" draw:layer="layout" draw:type="curve" svg:x1="10.614cm" svg:y1="4.883cm" svg:x2="11.795cm" svg:y2="6.089cm" draw:start-shape="id1" draw:start-glue-point="8" draw:end-shape="id3" draw:end-glue-point="6" svg:d="M10614 4883c0 804 393 1206 1181 1206">
          <text:p/>
        </draw:connector>
        <draw:connector draw:style-name="gr11" draw:text-style-name="P7" draw:layer="layout" draw:type="curve" svg:x1="13.292cm" svg:y1="2.406cm" svg:x2="14.97cm" svg:y2="1.39cm" draw:start-shape="id2" draw:start-glue-point="10" draw:end-shape="id4" draw:end-glue-point="6" svg:d="M13292 2406c1258 0 420-1016 1678-1016">
          <text:p/>
        </draw:connector>
        <draw:connector draw:style-name="gr11" draw:text-style-name="P7" draw:layer="layout" draw:type="curve" svg:x1="13.292cm" svg:y1="2.406cm" svg:x2="15.02cm" svg:y2="3.168cm" draw:start-shape="id2" draw:start-glue-point="10" draw:end-shape="id5" draw:end-glue-point="6" svg:d="M13292 2406c1296 0 432 762 1728 762">
          <text:p/>
        </draw:connector>
        <draw:connector draw:style-name="gr11" draw:text-style-name="P7" draw:layer="layout" draw:type="curve" svg:x1="15.909cm" svg:y1="1.39cm" svg:x2="17.687cm" svg:y2="1.39cm" draw:start-shape="id4" draw:start-glue-point="10" draw:end-shape="id6" draw:end-glue-point="6" svg:d="M15909 1390h1778">
          <text:p/>
        </draw:connector>
        <draw:connector draw:style-name="gr11" draw:text-style-name="P7" draw:layer="layout" draw:type="curve" svg:x1="18.703cm" svg:y1="3.168cm" svg:x2="23.606cm" svg:y2="4.057cm" draw:start-shape="id7" draw:start-glue-point="10" draw:end-shape="id8" draw:end-glue-point="6" svg:d="M18703 3168c3676 0 1225 889 4903 889">
          <text:p/>
        </draw:connector>
        <draw:connector draw:style-name="gr11" draw:text-style-name="P7" draw:layer="layout" draw:type="curve" svg:x1="18.703cm" svg:y1="5.2cm" svg:x2="23.743cm" svg:y2="4.372cm" draw:start-shape="id9" draw:start-glue-point="10" draw:end-shape="id8" draw:end-glue-point="7" svg:d="M18703 5200c3360 0 5040-276 5040-828">
          <text:p/>
        </draw:connector>
        <draw:connector draw:style-name="gr11" draw:text-style-name="P7" draw:layer="layout" draw:type="curve" svg:x1="15.959cm" svg:y1="3.168cm" svg:x2="17.764cm" svg:y2="3.168cm" draw:start-shape="id5" draw:start-glue-point="10" draw:end-shape="id7" draw:end-glue-point="6" svg:d="M15959 3168h1805">
          <text:p/>
        </draw:connector>
        <draw:connector draw:style-name="gr11" draw:text-style-name="P7" draw:layer="layout" draw:type="curve" svg:x1="15.822cm" svg:y1="3.483cm" svg:x2="17.901cm" svg:y2="4.886cm" draw:start-shape="id5" draw:start-glue-point="9" draw:end-shape="id9" draw:end-glue-point="5" svg:d="M15822 3483c0 1050 2079 349 2079 1403">
          <text:p/>
        </draw:connector>
        <draw:connector draw:style-name="gr11" draw:text-style-name="P7" draw:layer="layout" draw:type="curve" svg:x1="12.734cm" svg:y1="6.089cm" svg:x2="17.764cm" svg:y2="5.2cm" draw:start-shape="id3" draw:start-glue-point="10" draw:end-shape="id9" draw:end-glue-point="6" svg:d="M12734 6089c3771 0 1256-889 5030-889">
          <text:p/>
        </draw:connector>
        <draw:connector draw:style-name="gr11" draw:text-style-name="P7" draw:layer="layout" draw:type="curve" svg:x1="12.265cm" svg:y1="6.534cm" svg:x2="13.954cm" svg:y2="7.613cm" draw:start-shape="id3" draw:start-glue-point="8" draw:end-shape="id10" draw:end-glue-point="6" svg:d="M12265 6534c0 720 563 1079 1689 1079">
          <text:p/>
        </draw:connector>
        <draw:connector draw:style-name="gr11" draw:text-style-name="P7" draw:layer="layout" draw:type="curve" svg:x1="14.893cm" svg:y1="7.613cm" svg:x2="17.891cm" svg:y2="7.486cm" draw:start-shape="id10" draw:start-glue-point="10" draw:end-shape="id11" draw:end-glue-point="6" svg:d="M14893 7613c2248 0 750-127 2998-127">
          <text:p/>
        </draw:connector>
        <draw:connector draw:style-name="gr11" draw:text-style-name="P7" draw:layer="layout" draw:type="curve" svg:x1="18.83cm" svg:y1="7.486cm" svg:x2="24.076cm" svg:y2="4.502cm" draw:start-shape="id11" draw:start-glue-point="10" draw:end-shape="id8" draw:end-glue-point="8" svg:d="M18830 7486c3498 0 5246-994 5246-2984">
          <text:p/>
        </draw:connector>
        <draw:custom-shape draw:style-name="gr1" draw:text-style-name="P1" xml:id="id15" draw:id="id15" draw:layer="layout" svg:width="0.939cm" svg:height="0.889cm" svg:x="14.97cm" svg:y="0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939cm" svg:height="0.889cm" svg:x="10.144cm" svg:y="3.995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939cm" svg:height="0.889cm" svg:x="11.795cm" svg:y="5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939cm" svg:height="0.889cm" svg:x="12.353cm" svg:y="1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939cm" svg:height="0.889cm" svg:x="15.02cm" svg:y="2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939cm" svg:height="0.889cm" svg:x="17.687cm" svg:y="0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939cm" svg:height="0.889cm" svg:x="17.764cm" svg:y="2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939cm" svg:height="0.889cm" svg:x="17.764cm" svg:y="4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939cm" svg:height="0.889cm" svg:x="13.954cm" svg:y="7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0.939cm" svg:height="0.889cm" svg:x="23.606cm" svg:y="3.614cm">
          <text:p text:style-name="P1"><text:span text:style-name="T1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939cm" svg:height="0.889cm" svg:x="21.497cm" svg:y="1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574cm" svg:height="1.043cm" svg:x="10.525cm" svg:y="2.371cm">
          <draw:text-box>
            <text:p><text:span text:style-name="T2">A1</text:span></text:p>
          </draw:text-box>
        </draw:frame>
        <draw:frame draw:style-name="gr4" draw:text-style-name="P2" draw:layer="layout" svg:width="1.581cm" svg:height="1.113cm" svg:x="10.702cm" svg:y="4.811cm">
          <draw:text-box>
            <text:p><text:span text:style-name="T2">A2</text:span></text:p>
          </draw:text-box>
        </draw:frame>
        <draw:frame draw:style-name="gr3" draw:text-style-name="P3" draw:layer="layout" svg:width="1.404cm" svg:height="1.043cm" svg:x="16.036cm" svg:y="0.366cm">
          <draw:text-box>
            <text:p><text:span text:style-name="T3">C1</text:span></text:p>
          </draw:text-box>
        </draw:frame>
        <draw:frame draw:style-name="gr13" draw:text-style-name="P8" draw:layer="layout" svg:width="1.658cm" svg:height="1.143cm" svg:x="23.148cm" svg:y="1.381cm">
          <draw:text-box>
            <text:p><text:span text:style-name="T14">E1</text:span></text:p>
          </draw:text-box>
        </draw:frame>
        <draw:frame draw:style-name="gr5" draw:text-style-name="P4" draw:layer="layout" svg:width="1.531cm" svg:height="1.835cm" svg:x="12.734cm" svg:y="6.462cm">
          <draw:text-box>
            <text:p><text:span text:style-name="T4">B3</text:span></text:p>
          </draw:text-box>
        </draw:frame>
        <draw:frame draw:style-name="gr14" draw:text-style-name="P4" draw:layer="layout" svg:width="1.531cm" svg:height="1.043cm" svg:x="13.108cm" svg:y="2.725cm">
          <draw:text-box>
            <text:p><text:span text:style-name="T4">B2</text:span></text:p>
          </draw:text-box>
        </draw:frame>
        <draw:frame draw:style-name="gr14" draw:text-style-name="P3" draw:layer="layout" svg:width="1.531cm" svg:height="1.043cm" svg:x="16.029cm" svg:y="2.244cm">
          <draw:text-box>
            <text:p><text:span text:style-name="T3">C2</text:span></text:p>
          </draw:text-box>
        </draw:frame>
        <draw:frame draw:style-name="gr15" draw:text-style-name="P3" draw:layer="layout" svg:width="1.404cm" svg:height="1.419cm" svg:x="16.283cm" svg:y="3.287cm">
          <draw:text-box>
            <text:p><text:span text:style-name="T3">C3</text:span></text:p>
          </draw:text-box>
        </draw:frame>
        <draw:frame draw:style-name="gr7" draw:text-style-name="P5" draw:layer="layout" svg:width="1.404cm" svg:height="1.905cm" svg:x="19.712cm" svg:y="0.747cm">
          <draw:text-box>
            <text:p><text:span text:style-name="T5">D1</text:span></text:p>
          </draw:text-box>
        </draw:frame>
        <draw:frame draw:style-name="gr8" draw:text-style-name="P5" draw:layer="layout" svg:width="1.454cm" svg:height="1.27cm" svg:x="21.243cm" svg:y="2.906cm">
          <draw:text-box>
            <text:p><text:span text:style-name="T5">D2</text:span></text:p>
          </draw:text-box>
        </draw:frame>
        <draw:frame draw:style-name="gr3" draw:text-style-name="P5" draw:layer="layout" svg:width="1.404cm" svg:height="1.043cm" svg:x="20.862cm" svg:y="6.054cm">
          <draw:text-box>
            <text:p><text:span text:style-name="T5">D1</text:span></text:p>
          </draw:text-box>
        </draw:frame>
        <draw:frame draw:style-name="gr3" draw:text-style-name="P5" draw:layer="layout" svg:width="1.404cm" svg:height="1.043cm" svg:x="20.474cm" svg:y="4.149cm">
          <draw:text-box>
            <text:p><text:span text:style-name="T5">D3</text:span></text:p>
          </draw:text-box>
        </draw:frame>
        <draw:frame draw:style-name="gr3" draw:text-style-name="P4" draw:layer="layout" svg:width="1.524cm" svg:height="1.043cm" svg:x="13.623cm" svg:y="5.065cm">
          <draw:text-box>
            <text:p><text:span text:style-name="T4">B2</text:span></text:p>
          </draw:text-box>
        </draw:frame>
        <draw:frame draw:style-name="gr16" draw:text-style-name="P3" draw:layer="layout" svg:width="1.404cm" svg:height="1.673cm" svg:x="15.528cm" svg:y="6.567cm">
          <draw:text-box>
            <text:p><text:span text:style-name="T3">C4</text:span></text:p>
          </draw:text-box>
        </draw:frame>
        <draw:frame draw:style-name="gr3" draw:text-style-name="P4" draw:layer="layout" svg:width="1.658cm" svg:height="1.043cm" svg:x="13.108cm" svg:y="1.074cm">
          <draw:text-box>
            <text:p><text:span text:style-name="T4">B1</text:span></text:p>
          </draw:text-box>
        </draw:frame>
        <draw:custom-shape draw:style-name="gr1" draw:text-style-name="P1" xml:id="id23" draw:id="id23" draw:layer="layout" svg:width="0.939cm" svg:height="0.889cm" svg:x="17.891cm" svg:y="7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curve" svg:x1="10.614cm" svg:y1="3.995cm" svg:x2="12.49cm" svg:y2="2.722cm" draw:start-shape="id12" draw:start-glue-point="4" draw:end-shape="id13" draw:end-glue-point="7" svg:d="M10614 3995c0-859 1876-223 1876-1273">
          <text:p/>
        </draw:connector>
        <draw:connector draw:style-name="gr12" draw:text-style-name="P7" draw:layer="layout" draw:type="curve" svg:x1="10.614cm" svg:y1="4.884cm" svg:x2="11.795cm" svg:y2="6.09cm" draw:start-shape="id12" draw:start-glue-point="8" draw:end-shape="id14" draw:end-glue-point="6" svg:d="M10614 4884c0 804 393 1206 1181 1206">
          <text:p/>
        </draw:connector>
        <draw:connector draw:style-name="gr11" draw:text-style-name="P7" draw:layer="layout" draw:type="curve" svg:x1="13.292cm" svg:y1="2.407cm" svg:x2="14.97cm" svg:y2="1.391cm" draw:start-shape="id13" draw:start-glue-point="10" draw:end-shape="id15" draw:end-glue-point="6" svg:d="M13292 2407c1258 0 420-1016 1678-1016">
          <text:p/>
        </draw:connector>
        <draw:connector draw:style-name="gr11" draw:text-style-name="P7" draw:layer="layout" draw:type="curve" svg:x1="13.292cm" svg:y1="2.407cm" svg:x2="15.02cm" svg:y2="3.169cm" draw:start-shape="id13" draw:start-glue-point="10" draw:end-shape="id16" draw:end-glue-point="6" svg:d="M13292 2407c1296 0 432 762 1728 762">
          <text:p/>
        </draw:connector>
        <draw:connector draw:style-name="gr11" draw:text-style-name="P7" draw:layer="layout" draw:type="curve" svg:x1="15.909cm" svg:y1="1.391cm" svg:x2="17.687cm" svg:y2="1.391cm" draw:start-shape="id15" draw:start-glue-point="10" draw:end-shape="id17" draw:end-glue-point="6" svg:d="M15909 1391h1778">
          <text:p/>
        </draw:connector>
        <draw:connector draw:style-name="gr11" draw:text-style-name="P7" draw:layer="layout" draw:type="curve" svg:x1="18.626cm" svg:y1="1.391cm" svg:x2="21.497cm" svg:y2="2.079cm" draw:start-shape="id17" draw:start-glue-point="10" draw:end-shape="id18" draw:end-glue-point="6" svg:d="M18626 1391c2152 0 717 688 2871 688">
          <text:p/>
        </draw:connector>
        <draw:connector draw:style-name="gr11" draw:text-style-name="P7" draw:layer="layout" draw:type="curve" svg:x1="18.703cm" svg:y1="3.169cm" svg:x2="23.606cm" svg:y2="4.058cm" draw:start-shape="id19" draw:start-glue-point="10" draw:end-shape="id20" draw:end-glue-point="6" svg:d="M18703 3169c3676 0 1225 889 4903 889">
          <text:p/>
        </draw:connector>
        <draw:connector draw:style-name="gr11" draw:text-style-name="P7" draw:layer="layout" draw:type="curve" svg:x1="18.703cm" svg:y1="5.201cm" svg:x2="23.743cm" svg:y2="4.373cm" draw:start-shape="id21" draw:start-glue-point="10" draw:end-shape="id20" draw:end-glue-point="7" svg:d="M18703 5201c3360 0 5040-276 5040-828">
          <text:p/>
        </draw:connector>
        <draw:connector draw:style-name="gr11" draw:text-style-name="P7" draw:layer="layout" draw:type="curve" svg:x1="15.959cm" svg:y1="3.169cm" svg:x2="17.764cm" svg:y2="3.169cm" draw:start-shape="id16" draw:start-glue-point="10" draw:end-shape="id19" draw:end-glue-point="6" svg:d="M15959 3169h1805">
          <text:p/>
        </draw:connector>
        <draw:connector draw:style-name="gr11" draw:text-style-name="P7" draw:layer="layout" draw:type="curve" svg:x1="15.822cm" svg:y1="3.484cm" svg:x2="17.901cm" svg:y2="4.887cm" draw:start-shape="id16" draw:start-glue-point="9" draw:end-shape="id21" draw:end-glue-point="5" svg:d="M15822 3484c0 1050 2079 349 2079 1403">
          <text:p/>
        </draw:connector>
        <draw:connector draw:style-name="gr11" draw:text-style-name="P7" draw:layer="layout" draw:type="curve" svg:x1="12.734cm" svg:y1="6.09cm" svg:x2="17.764cm" svg:y2="5.201cm" draw:start-shape="id14" draw:start-glue-point="10" draw:end-shape="id21" draw:end-glue-point="6" svg:d="M12734 6090c3771 0 1256-889 5030-889">
          <text:p/>
        </draw:connector>
        <draw:connector draw:style-name="gr11" draw:text-style-name="P7" draw:layer="layout" draw:type="curve" svg:x1="12.265cm" svg:y1="6.535cm" svg:x2="13.954cm" svg:y2="7.614cm" draw:start-shape="id14" draw:start-glue-point="8" draw:end-shape="id22" draw:end-glue-point="6" svg:d="M12265 6535c0 720 563 1079 1689 1079">
          <text:p/>
        </draw:connector>
        <draw:connector draw:style-name="gr11" draw:text-style-name="P7" draw:layer="layout" draw:type="curve" svg:x1="14.893cm" svg:y1="7.614cm" svg:x2="17.891cm" svg:y2="7.487cm" draw:start-shape="id22" draw:start-glue-point="10" draw:end-shape="id23" draw:end-glue-point="6" svg:d="M14893 7614c2248 0 750-127 2998-127">
          <text:p/>
        </draw:connector>
        <draw:connector draw:style-name="gr11" draw:text-style-name="P7" draw:layer="layout" draw:type="curve" svg:x1="18.83cm" svg:y1="7.487cm" svg:x2="24.076cm" svg:y2="4.503cm" draw:start-shape="id23" draw:start-glue-point="10" draw:end-shape="id20" draw:end-glue-point="8" svg:d="M18830 7487c3498 0 5246-994 5246-2984">
          <text:p/>
        </draw:connector>
        <draw:connector draw:style-name="gr11" draw:text-style-name="P7" draw:layer="layout" draw:type="curve" svg:x1="22.436cm" svg:y1="2.079cm" svg:x2="23.743cm" svg:y2="3.744cm" draw:start-shape="id18" draw:start-glue-point="10" draw:end-shape="id20" draw:end-glue-point="5" svg:d="M22436 2079c872 0 1307 555 1307 16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0-12T23:52:45.335069000</meta:creation-date>
    <dc:date>2017-10-15T21:07:15</dc:date>
    <meta:editing-duration>P2DT17H29M27S</meta:editing-duration>
    <meta:editing-cycles>11</meta:editing-cycles>
    <meta:generator>OpenOffice/4.1.3$Unix OpenOffice.org_project/413m1$Build-9783</meta:generator>
    <dc:creator>Vadim Nazarov</dc:creator>
    <meta:document-statistic meta:object-count="81"/>
  </office:meta>
</office:document-meta>
</file>